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42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ASH_6" table:style-name="ta1">
        <table:shapes>
          <draw:frame draw:z-index="0" draw:style-name="gr1" draw:text-style-name="P1" svg:width="344.39mm" svg:height="90.05mm" svg:x="22.02mm" svg:y="1.06mm">
            <loext:p draw:notify-on-update-of-ranges="HASH_6.B1:HASH_6.B1 HASH_6.B2:HASH_6.B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xash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5T15:41:12.859210624</dc:date>
    <meta:editing-duration>PT9M31S</meta:editing-duration>
    <meta:editing-cycles>1</meta:editing-cycles>
    <meta:document-statistic meta:table-count="1" meta:cell-count="200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44cm" svg:height="9.006cm" xlink:href=".." xlink:type="simple" chart:class="chart:line" chart:style-name="ch1">
        <chart:legend chart:legend-position="end" svg:x="32.355cm" svg:y="4.204cm" style:legend-expansion="high" chart:style-name="ch2"/>
        <chart:plot-area chart:style-name="ch3" table:cell-range-address="HASH_6.B1:HASH_6.B1001" chart:data-source-has-labels="row" svg:x="0.688cm" svg:y="0.18cm" svg:width="30.979cm" svg:height="8.646cm">
          <chartooo:coordinate-region svg:x="1.309cm" svg:y="0.18cm" svg:width="30.358cm" svg:height="7.5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ASH_6.B2:HASH_6.B1001" chart:label-cell-address="HASH_6.B1:HASH_6.B1" chart:class="chart:line"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ash</text:p>
                <draw:g>
                  <svg:desc>HASH_6.B1:HASH_6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ASH_6.B2:HASH_6.B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